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ad :<text:line-break/></text:p>
      <text:list xml:id="list4585650369575814305" text:style-name="L2">
        <text:list-item>
          <text:p text:style-name="P1">1. The Phoenix Project</text:p>
        </text:list-item>
        <text:list-item>
          <text:p text:style-name="P1">Infrastructure as a code</text:p>
        </text:list-item>
        <text:list-item>
          <text:p text:style-name="P1">Cracking the PM Interview – Gayle Laakmaan McDowel</text:p>
        </text:list-item>
        <text:list-item>
          <text:p text:style-name="P1">The Manager's Path</text:p>
        </text:list-item>
      </text:list>
      <text:p text:style-name="Standard"/>
      <text:p text:style-name="Standard"/>
      <text:p text:style-name="Standard">To be Read :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11S</meta:editing-duration>
    <meta:editing-cycles>3</meta:editing-cycles>
    <meta:generator>OpenOffice/4.1.3$Win32 OpenOffice.org_project/413m1$Build-9783</meta:generator>
    <dc:date>2021-12-21T23:20:10.03</dc:date>
    <meta:document-statistic meta:table-count="0" meta:image-count="0" meta:object-count="0" meta:page-count="1" meta:paragraph-count="6" meta:word-count="26" meta:character-count="136"/>
    <dc:creator>Jas Jas</dc:creator>
    <meta:user-defined meta:name="Info 1"/>
    <meta:user-defined meta:name="Info 2"/>
    <meta:user-defined meta:name="Info 3"/>
    <meta:user-defined meta:name="Info 4"/>
  </office:meta>
</office:document-meta>
</file>